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36cm" fo:min-width="2.80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751cm" fo:min-width="7.374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12.54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style:paragraph-properties fo:line-height="150%" fo:text-align="center"/>
      <style:text-properties fo:font-size="14pt"/>
    </style:style>
    <style:style style:name="P5" style:family="paragraph">
      <loext:graphic-properties draw:fill="none"/>
      <style:paragraph-properties fo:line-height="150%" fo:text-align="center"/>
      <style:text-properties fo:font-size="14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0.962cm" svg:x="3.159cm" svg:y="8.493cm">
          <draw:text-box>
            <text:p/>
          </draw:text-box>
        </draw:frame>
        <draw:frame draw:style-name="gr1" draw:text-style-name="P1" draw:layer="layout" svg:width="0.502cm" svg:height="0.962cm" svg:x="3.159cm" svg:y="7.985cm">
          <draw:text-box>
            <text:p/>
          </draw:text-box>
        </draw:frame>
        <draw:custom-shape draw:style-name="gr2" draw:text-style-name="P3" draw:layer="layout" svg:width="3.302cm" svg:height="2.286cm" svg:x="4.556cm" svg:y="8.62cm">
          <text:p text:style-name="P2">NDArray</text:p>
          <text:p text:style-name="P2"/>
          <text:p text:style-name="P2">NDArrayPool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874cm" svg:height="8.001cm" svg:x="22.814cm" svg:y="6.207cm">
          <text:p text:style-name="P4">NTNDArray</text:p>
          <text:p text:style-name="P4">(pvAccess)</text:p>
          <text:p text:style-name="P4">NDPluginPva</text:p>
          <text:p text:style-name="P4"/>
          <text:p text:style-name="P4">startPVAServer in IOC</text:p>
          <text:p text:style-name="P4"/>
          <text:p text:style-name="P4">PVName = 13SIM1:Pva1:Image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58cm" svg:y1="9.128cm" svg:x2="22.844cm" svg:y2="9.128cm">
          <text:p/>
        </draw:line>
        <draw:frame draw:style-name="gr5" draw:text-style-name="P1" draw:layer="layout" svg:width="10.679cm" svg:height="0.962cm" svg:x="1.95cm" svg:y="25.257cm">
          <draw:text-box>
            <text:p>EPICS_PVAS_PROVIDER_NAMES</text:p>
          </draw:text-box>
        </draw:frame>
        <draw:frame draw:style-name="gr5" draw:text-style-name="P1" draw:layer="layout" svg:width="13.215cm" svg:height="0.962cm" svg:x="2.077cm" svg:y="23.606cm">
          <draw:text-box>
            <text:p>WITH_PVA=YES, CONFIG_SITE or Makefile</text:p>
          </draw:text-box>
        </draw:frame>
        <draw:frame draw:style-name="gr5" draw:text-style-name="P1" draw:layer="layout" svg:width="13.782cm" svg:height="0.962cm" svg:x="2.077cm" svg:y="21.701cm">
          <draw:text-box>
            <text:p>WITH_QSRV=YES, CONFIG_SITE or Makefile</text:p>
          </draw:text-box>
        </draw:frame>
        <draw:frame draw:style-name="gr5" draw:text-style-name="P1" draw:layer="layout" svg:width="19.455cm" svg:height="5.228cm" svg:x="19.391cm" svg:y="21.755cm">
          <draw:text-box>
            <text:p>ADCore/ADApp/commonDriverMakefile <text:s/>into Each AD IOC Makefile</text:p>
            <text:p/>
            <text:p>ADCore/iocBoot/commonPlugins.cmd <text:s/>include each AD IOC st.cmd</text:p>
            <text:p/>
            <text:p>Plugin options : using PVA, AreaDector(NDArray -&gt;NTNDArray) </text:p>
            <text:p>NDPvaConfigure</text:p>
            <text:p>startPVAServer</text:p>
          </draw:text-box>
        </draw:frame>
        <draw:line draw:style-name="gr4" draw:text-style-name="P6" draw:layer="layout" svg:x1="30.668cm" svg:y1="9.001cm" svg:x2="36.383cm" svg:y2="9.001cm">
          <text:p/>
        </draw:line>
        <draw:custom-shape draw:style-name="gr2" draw:text-style-name="P3" draw:layer="layout" svg:width="3.302cm" svg:height="2.286cm" svg:x="36.941cm" svg:y="8.62cm">
          <text:p text:style-name="P2">NDArray</text:p>
          <text:p text:style-name="P2"/>
          <text:p text:style-name="P2">pvaDriv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2.286cm" svg:x="25.227cm" svg:y="16.367cm">
          <text:p text:style-name="P2">ImageJ</text:p>
          <text:p text:style-name="P2"/>
          <text:p text:style-name="P2">ADViewer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6.751cm" svg:y1="14.208cm" svg:x2="26.751cm" svg:y2="16.367cm">
          <text:p/>
        </draw:line>
        <draw:custom-shape draw:style-name="gr2" draw:text-style-name="P3" draw:layer="layout" svg:width="3.302cm" svg:height="2.286cm" svg:x="4.81cm" svg:y="16.875cm">
          <text:p text:style-name="P2">IMI-Tech</text:p>
          <text:p text:style-name="P2"/>
          <text:p text:style-name="P2">NeptuneSDK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953cm" svg:y1="16.875cm" svg:x2="5.953cm" svg:y2="10.906cm">
          <text:p/>
        </draw:line>
        <draw:frame draw:style-name="gr6" draw:text-style-name="P1" draw:layer="layout" svg:width="20.788cm" svg:height="1.673cm" svg:x="2.437cm" svg:y="2.375cm">
          <draw:text-box>
            <text:p>ADSpinnaker Reference: ADSpinnaker.cpp SPFeature.cpp</text:p>
            <text:p>ADProsilica </text:p>
          </draw:text-box>
        </draw:frame>
        <draw:frame draw:style-name="gr5" draw:text-style-name="P1" draw:layer="layout" svg:width="6.632cm" svg:height="0.962cm" svg:x="3.54cm" svg:y="4.683cm">
          <draw:text-box>
            <text:p>Inherit asynPortDriver</text:p>
          </draw:text-box>
        </draw:frame>
        <draw:frame draw:style-name="gr5" draw:text-style-name="P1" draw:layer="layout" svg:width="7.898cm" svg:height="0.962cm" svg:x="3.54cm" svg:y="6.08cm">
          <draw:text-box>
            <text:p>Inherit asynNDArrayDriver</text:p>
          </draw:text-box>
        </draw:frame>
        <draw:frame draw:style-name="gr5" draw:text-style-name="P1" draw:layer="layout" svg:width="5.15cm" svg:height="0.962cm" svg:x="3.54cm" svg:y="7.477cm">
          <draw:text-box>
            <text:p>Inherit ADDriver </text:p>
          </draw:text-box>
        </draw:frame>
        <draw:g>
          <draw:frame draw:style-name="gr5" draw:text-style-name="P1" draw:layer="layout" svg:width="6.204cm" svg:height="0.962cm" svg:x="16.315cm" svg:y="15.568cm">
            <draw:text-box>
              <text:p>Inherit NDPluginPva</text:p>
            </draw:text-box>
          </draw:frame>
          <draw:frame draw:style-name="gr5" draw:text-style-name="P1" draw:layer="layout" svg:width="6.801cm" svg:height="0.962cm" svg:x="15.718cm" svg:y="13.917cm">
            <draw:text-box>
              <text:p>Inherit NDPluginDriver</text:p>
            </draw:text-box>
          </draw:frame>
          <draw:frame draw:style-name="gr5" draw:text-style-name="P1" draw:layer="layout" svg:width="8.042cm" svg:height="1.673cm" svg:x="14.477cm" svg:y="11.885cm">
            <draw:text-box>
              <text:p>Inherit asynNDArrayDriver,</text:p>
              <text:p text:style-name="P7">epicsThreadRunnabl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0:35:07.114592622</meta:creation-date>
    <dc:date>2020-04-08T09:07:54.327513348</dc:date>
    <meta:editing-duration>PT18H2M52S</meta:editing-duration>
    <meta:editing-cycles>4</meta:editing-cycles>
    <meta:generator>LibreOffice/6.1.5.2$Linux_X86_64 LibreOffice_project/10$Build-2</meta:generator>
    <meta:document-statistic meta:object-count="23"/>
  </office:meta>
</office:document-meta>
</file>